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sk" style:family="table">
      <style:table-properties style:width="6.9271in" fo:margin-left="0in" table:align="left"/>
    </style:style>
    <style:style style:name="Task.A" style:family="table-column">
      <style:table-column-properties style:column-width="0.6146in"/>
    </style:style>
    <style:style style:name="Task.B" style:family="table-column">
      <style:table-column-properties style:column-width="1.1563in"/>
    </style:style>
    <style:style style:name="Task.C" style:family="table-column">
      <style:table-column-properties style:column-width="0.9583in"/>
    </style:style>
    <style:style style:name="Task.D" style:family="table-column">
      <style:table-column-properties style:column-width="0.4583in"/>
    </style:style>
    <style:style style:name="Task.E" style:family="table-column">
      <style:table-column-properties style:column-width="3.7396in"/>
    </style:style>
    <style:style style:name="Task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sk.E1" style:family="table-cell">
      <style:table-cell-properties fo:padding="0.0382in" fo:border="0.0007in solid #000000"/>
    </style:style>
    <style:style style:name="Task.A2" style:family="table-cell">
      <style:table-cell-properties fo:padding="0.0382in" fo:border-left="0.0007in solid #000000" fo:border-right="none" fo:border-top="none" fo:border-bottom="0.0007in solid #000000"/>
    </style:style>
    <style:style style:name="Task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roblem" style:family="table">
      <style:table-properties style:width="6.9271in" fo:margin-left="0in" table:align="left"/>
    </style:style>
    <style:style style:name="Problem.A" style:family="table-column">
      <style:table-column-properties style:column-width="0.6042in"/>
    </style:style>
    <style:style style:name="Problem.B" style:family="table-column">
      <style:table-column-properties style:column-width="1.1563in"/>
    </style:style>
    <style:style style:name="Problem.C" style:family="table-column">
      <style:table-column-properties style:column-width="0.9583in"/>
    </style:style>
    <style:style style:name="Problem.D" style:family="table-column">
      <style:table-column-properties style:column-width="0.4583in"/>
    </style:style>
    <style:style style:name="Problem.E" style:family="table-column">
      <style:table-column-properties style:column-width="3.75in"/>
    </style:style>
    <style:style style:name="Problem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Problem.E1" style:family="table-cell">
      <style:table-cell-properties fo:padding="0.0382in" fo:border="0.0007in solid #000000"/>
    </style:style>
    <style:style style:name="Problem.A2" style:family="table-cell">
      <style:table-cell-properties fo:padding="0.0382in" fo:border-left="0.0007in solid #000000" fo:border-right="none" fo:border-top="none" fo:border-bottom="0.0007in solid #000000"/>
    </style:style>
    <style:style style:name="Problem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roblemProcedure" style:family="table">
      <style:table-properties style:width="6.9271in" fo:margin-left="0in" table:align="left"/>
    </style:style>
    <style:style style:name="ProblemProcedure.A" style:family="table-column">
      <style:table-column-properties style:column-width="0.5938in"/>
    </style:style>
    <style:style style:name="ProblemProcedure.B" style:family="table-column">
      <style:table-column-properties style:column-width="1.1563in"/>
    </style:style>
    <style:style style:name="ProblemProcedure.C" style:family="table-column">
      <style:table-column-properties style:column-width="0.9583in"/>
    </style:style>
    <style:style style:name="ProblemProcedure.D" style:family="table-column">
      <style:table-column-properties style:column-width="0.4583in"/>
    </style:style>
    <style:style style:name="ProblemProcedure.E" style:family="table-column">
      <style:table-column-properties style:column-width="3.7604in"/>
    </style:style>
    <style:style style:name="ProblemProcedur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ProblemProcedure.E1" style:family="table-cell">
      <style:table-cell-properties fo:padding="0.0382in" fo:border="0.0007in solid #000000"/>
    </style:style>
    <style:style style:name="ProblemProcedure.A2" style:family="table-cell">
      <style:table-cell-properties fo:padding="0.0382in" fo:border-left="0.0007in solid #000000" fo:border-right="none" fo:border-top="none" fo:border-bottom="0.0007in solid #000000"/>
    </style:style>
    <style:style style:name="ProblemProcedure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CompleteInfo" style:family="table">
      <style:table-properties style:width="6.9271in" fo:margin-left="0in" table:align="left"/>
    </style:style>
    <style:style style:name="CompleteInfo.A" style:family="table-column">
      <style:table-column-properties style:column-width="0.5938in"/>
    </style:style>
    <style:style style:name="CompleteInfo.B" style:family="table-column">
      <style:table-column-properties style:column-width="1.1458in"/>
    </style:style>
    <style:style style:name="CompleteInfo.C" style:family="table-column">
      <style:table-column-properties style:column-width="1.0313in"/>
    </style:style>
    <style:style style:name="CompleteInfo.D" style:family="table-column">
      <style:table-column-properties style:column-width="0.3854in"/>
    </style:style>
    <style:style style:name="CompleteInfo.E" style:family="table-column">
      <style:table-column-properties style:column-width="3.7708in"/>
    </style:style>
    <style:style style:name="CompleteInfo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ompleteInfo.E1" style:family="table-cell">
      <style:table-cell-properties fo:padding="0.0382in" fo:border="0.0007in solid #000000"/>
    </style:style>
    <style:style style:name="CompleteInfo.A2" style:family="table-cell">
      <style:table-cell-properties fo:padding="0.0382in" fo:border-left="0.0007in solid #000000" fo:border-right="none" fo:border-top="none" fo:border-bottom="0.0007in solid #000000"/>
    </style:style>
    <style:style style:name="CompleteInfo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skGroup" style:family="table">
      <style:table-properties style:width="6.9271in" fo:margin-left="0in" table:align="left"/>
    </style:style>
    <style:style style:name="TaskGroup.A" style:family="table-column">
      <style:table-column-properties style:column-width="0.5938in"/>
    </style:style>
    <style:style style:name="TaskGroup.B" style:family="table-column">
      <style:table-column-properties style:column-width="1.1354in"/>
    </style:style>
    <style:style style:name="TaskGroup.C" style:family="table-column">
      <style:table-column-properties style:column-width="1.0313in"/>
    </style:style>
    <style:style style:name="TaskGroup.D" style:family="table-column">
      <style:table-column-properties style:column-width="0.3854in"/>
    </style:style>
    <style:style style:name="TaskGroup.E" style:family="table-column">
      <style:table-column-properties style:column-width="3.7813in"/>
    </style:style>
    <style:style style:name="TaskGroup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skGroup.E1" style:family="table-cell">
      <style:table-cell-properties fo:padding="0.0382in" fo:border="0.0007in solid #000000"/>
    </style:style>
    <style:style style:name="TaskGroup.A2" style:family="table-cell">
      <style:table-cell-properties fo:padding="0.0382in" fo:border-left="0.0007in solid #000000" fo:border-right="none" fo:border-top="none" fo:border-bottom="0.0007in solid #000000"/>
    </style:style>
    <style:style style:name="TaskGroup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sk_5f_TaskGroup" style:display-name="Task_TaskGroup" style:family="table">
      <style:table-properties style:width="6.9271in" fo:margin-left="0in" table:align="left"/>
    </style:style>
    <style:style style:name="Task_5f_TaskGroup.A" style:display-name="Task_TaskGroup.A" style:family="table-column">
      <style:table-column-properties style:column-width="0.5938in"/>
    </style:style>
    <style:style style:name="Task_5f_TaskGroup.B" style:display-name="Task_TaskGroup.B" style:family="table-column">
      <style:table-column-properties style:column-width="1.125in"/>
    </style:style>
    <style:style style:name="Task_5f_TaskGroup.C" style:display-name="Task_TaskGroup.C" style:family="table-column">
      <style:table-column-properties style:column-width="1.0313in"/>
    </style:style>
    <style:style style:name="Task_5f_TaskGroup.D" style:display-name="Task_TaskGroup.D" style:family="table-column">
      <style:table-column-properties style:column-width="0.3854in"/>
    </style:style>
    <style:style style:name="Task_5f_TaskGroup.E" style:display-name="Task_TaskGroup.E" style:family="table-column">
      <style:table-column-properties style:column-width="3.7917in"/>
    </style:style>
    <style:style style:name="Task_5f_TaskGroup.A1" style:display-name="Task_TaskGroup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sk_5f_TaskGroup.E1" style:display-name="Task_TaskGroup.E1" style:family="table-cell">
      <style:table-cell-properties fo:padding="0.0382in" fo:border="0.0007in solid #000000"/>
    </style:style>
    <style:style style:name="Task_5f_TaskGroup.A2" style:display-name="Task_TaskGroup.A2" style:family="table-cell">
      <style:table-cell-properties fo:padding="0.0382in" fo:border-left="0.0007in solid #000000" fo:border-right="none" fo:border-top="none" fo:border-bottom="0.0007in solid #000000"/>
    </style:style>
    <style:style style:name="Task_5f_TaskGroup.E2" style:display-name="Task_TaskGroup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usiness Rules</text:h>
      <text:list xml:id="list2112175466" text:style-name="L1">
        <text:list-item>
          <text:p text:style-name="P1">Every Task has a unique identifying number</text:p>
          <text:list>
            <text:list-item>
              <text:p text:style-name="P1">Enforced by:</text:p>
              <text:list>
                <text:list-item>
                  <text:p text:style-name="P1">Database: Primary Key Constraint</text:p>
                </text:list-item>
                <text:list-item>
                  <text:p text:style-name="P1">Application: Hibernate Core</text:p>
                </text:list-item>
              </text:list>
            </text:list-item>
          </text:list>
        </text:list-item>
        <text:list-item>
          <text:p text:style-name="P1">Each Task must have a Title &amp; Input Type</text:p>
          <text:list>
            <text:list-item>
              <text:p text:style-name="P1">Enforced by:</text:p>
              <text:list>
                <text:list-item>
                  <text:p text:style-name="P1">Database: Not Null Constraint</text:p>
                </text:list-item>
                <text:list-item>
                  <text:p text:style-name="P1">Application: Hibernate Validator</text:p>
                </text:list-item>
              </text:list>
            </text:list-item>
          </text:list>
        </text:list-item>
        <text:list-item>
          <text:p text:style-name="P1">Each Problem has a unique identifying number</text:p>
          <text:list>
            <text:list-item>
              <text:p text:style-name="P1">Enforced by:</text:p>
              <text:list>
                <text:list-item>
                  <text:p text:style-name="P1">Database: Primary Key Constraint</text:p>
                </text:list-item>
                <text:list-item>
                  <text:p text:style-name="P1">Application: Hibernate Core</text:p>
                </text:list-item>
              </text:list>
            </text:list-item>
          </text:list>
        </text:list-item>
        <text:list-item>
          <text:p text:style-name="P1">Each Problem must have a Title, Contact, Priority, and at least 1 procedure</text:p>
          <text:list>
            <text:list-item>
              <text:p text:style-name="P1">Enforced by:</text:p>
              <text:list>
                <text:list-item>
                  <text:p text:style-name="P1">Database: Not Null Constraint</text:p>
                </text:list-item>
                <text:list-item>
                  <text:p text:style-name="P1">Application: Hibernate Validator</text:p>
                </text:list-item>
              </text:list>
            </text:list-item>
          </text:list>
        </text:list-item>
        <text:list-item>
          <text:p text:style-name="P1"/>
        </text:list-item>
      </text:list>
      <text:h text:style-name="Heading_20_2" text:outline-level="2">Table Task</text:h>
      <table:table table:name="Task" table:style-name="Task">
        <table:table-column table:style-name="Task.A"/>
        <table:table-column table:style-name="Task.B"/>
        <table:table-column table:style-name="Task.C"/>
        <table:table-column table:style-name="Task.D"/>
        <table:table-column table:style-name="Task.E"/>
        <table:table-header-rows>
          <table:table-row>
            <table:table-cell table:style-name="Task.A1" office:value-type="string">
              <text:p text:style-name="Table_20_Heading">PK/FK</text:p>
            </table:table-cell>
            <table:table-cell table:style-name="Task.A1" office:value-type="string">
              <text:p text:style-name="Table_20_Heading">Name</text:p>
            </table:table-cell>
            <table:table-cell table:style-name="Task.A1" office:value-type="string">
              <text:p text:style-name="Table_20_Heading">Type</text:p>
            </table:table-cell>
            <table:table-cell table:style-name="Task.A1" office:value-type="string">
              <text:p text:style-name="Table_20_Heading">Size</text:p>
            </table:table-cell>
            <table:table-cell table:style-name="Task.E1" office:value-type="string">
              <text:p text:style-name="Table_20_Heading">Description</text:p>
            </table:table-cell>
          </table:table-row>
        </table:table-header-rows>
        <table:table-row>
          <table:table-cell table:style-name="Task.A2" office:value-type="string">
            <text:p text:style-name="Table_20_Contents">PK</text:p>
          </table:table-cell>
          <table:table-cell table:style-name="Task.A2" office:value-type="string">
            <text:p text:style-name="Table_20_Contents">task_id</text:p>
          </table:table-cell>
          <table:table-cell table:style-name="Task.A2" office:value-type="string">
            <text:p text:style-name="Table_20_Contents">BIGINT</text:p>
          </table:table-cell>
          <table:table-cell table:style-name="Task.A2" office:value-type="string">
            <text:p text:style-name="Table_20_Contents"/>
          </table:table-cell>
          <table:table-cell table:style-name="Task.E2" office:value-type="string">
            <text:p text:style-name="Table_20_Contents">Unique id of Task</text:p>
          </table:table-cell>
        </table:table-row>
        <table:table-row>
          <table:table-cell table:style-name="Task.A2" office:value-type="string">
            <text:p text:style-name="Table_20_Contents"/>
          </table:table-cell>
          <table:table-cell table:style-name="Task.A2" office:value-type="string">
            <text:p text:style-name="Table_20_Contents">title</text:p>
          </table:table-cell>
          <table:table-cell table:style-name="Task.A2" office:value-type="string">
            <text:p text:style-name="Table_20_Contents">VARCHAR</text:p>
          </table:table-cell>
          <table:table-cell table:style-name="Task.A2" office:value-type="string">
            <text:p text:style-name="Table_20_Contents">50</text:p>
          </table:table-cell>
          <table:table-cell table:style-name="Task.E2" office:value-type="string">
            <text:p text:style-name="Table_20_Contents">Title of Task</text:p>
          </table:table-cell>
        </table:table-row>
        <table:table-row>
          <table:table-cell table:style-name="Task.A2" office:value-type="string">
            <text:p text:style-name="Table_20_Contents"/>
          </table:table-cell>
          <table:table-cell table:style-name="Task.A2" office:value-type="string">
            <text:p text:style-name="Table_20_Contents">details</text:p>
          </table:table-cell>
          <table:table-cell table:style-name="Task.A2" office:value-type="string">
            <text:p text:style-name="Table_20_Contents">VARCHAR</text:p>
          </table:table-cell>
          <table:table-cell table:style-name="Task.A2" office:value-type="string">
            <text:p text:style-name="Table_20_Contents">150</text:p>
          </table:table-cell>
          <table:table-cell table:style-name="Task.E2" office:value-type="string">
            <text:p text:style-name="Table_20_Contents">Additional, displayable details of Task</text:p>
          </table:table-cell>
        </table:table-row>
        <table:table-row>
          <table:table-cell table:style-name="Task.A2" office:value-type="string">
            <text:p text:style-name="Table_20_Contents"/>
          </table:table-cell>
          <table:table-cell table:style-name="Task.A2" office:value-type="string">
            <text:p text:style-name="Table_20_Contents">documentation</text:p>
          </table:table-cell>
          <table:table-cell table:style-name="Task.A2" office:value-type="string">
            <text:p text:style-name="Table_20_Contents">VARCHAR</text:p>
          </table:table-cell>
          <table:table-cell table:style-name="Task.A2" office:value-type="string">
            <text:p text:style-name="Table_20_Contents">255</text:p>
          </table:table-cell>
          <table:table-cell table:style-name="Task.E2" office:value-type="string">
            <text:p text:style-name="Table_20_Contents">Location of documentation file for Task</text:p>
          </table:table-cell>
        </table:table-row>
        <table:table-row>
          <table:table-cell table:style-name="Task.A2" office:value-type="string">
            <text:p text:style-name="Table_20_Contents"/>
          </table:table-cell>
          <table:table-cell table:style-name="Task.A2" office:value-type="string">
            <text:p text:style-name="Table_20_Contents">scheduled_time</text:p>
          </table:table-cell>
          <table:table-cell table:style-name="Task.A2" office:value-type="string">
            <text:p text:style-name="Table_20_Contents">TIME</text:p>
          </table:table-cell>
          <table:table-cell table:style-name="Task.A2" office:value-type="string">
            <text:p text:style-name="Table_20_Contents"/>
          </table:table-cell>
          <table:table-cell table:style-name="Task.E2" office:value-type="string">
            <text:p text:style-name="Table_20_Contents">Scheduled time to complete Task</text:p>
          </table:table-cell>
        </table:table-row>
        <table:table-row>
          <table:table-cell table:style-name="Task.A2" office:value-type="string">
            <text:p text:style-name="Table_20_Contents"/>
          </table:table-cell>
          <table:table-cell table:style-name="Task.A2" office:value-type="string">
            <text:p text:style-name="Table_20_Contents">input_type</text:p>
          </table:table-cell>
          <table:table-cell table:style-name="Task.A2" office:value-type="string">
            <text:p text:style-name="Table_20_Contents">TINYINT</text:p>
          </table:table-cell>
          <table:table-cell table:style-name="Task.A2" office:value-type="string">
            <text:p text:style-name="Table_20_Contents"/>
          </table:table-cell>
          <table:table-cell table:style-name="Task.E2" office:value-type="string">
            <text:p text:style-name="Table_20_Contents">Type of input needed to complete Task</text:p>
          </table:table-cell>
        </table:table-row>
        <table:table-row>
          <table:table-cell table:style-name="Task.A2" office:value-type="string">
            <text:p text:style-name="Table_20_Contents">FK</text:p>
          </table:table-cell>
          <table:table-cell table:style-name="Task.A2" office:value-type="string">
            <text:p text:style-name="Table_20_Contents">problem_id</text:p>
          </table:table-cell>
          <table:table-cell table:style-name="Task.A2" office:value-type="string">
            <text:p text:style-name="Table_20_Contents">BIGINT</text:p>
          </table:table-cell>
          <table:table-cell table:style-name="Task.A2" office:value-type="string">
            <text:p text:style-name="Table_20_Contents"/>
          </table:table-cell>
          <table:table-cell table:style-name="Task.E2" office:value-type="string">
            <text:p text:style-name="Table_20_Contents">Problem to use if there is a problem completing Task</text:p>
          </table:table-cell>
        </table:table-row>
        <table:table-row>
          <table:table-cell table:style-name="Task.A2" office:value-type="string">
            <text:p text:style-name="Table_20_Contents"/>
          </table:table-cell>
          <table:table-cell table:style-name="Task.A2" office:value-type="string">
            <text:p text:style-name="Table_20_Contents">start_date</text:p>
          </table:table-cell>
          <table:table-cell table:style-name="Task.A2" office:value-type="string">
            <text:p text:style-name="Table_20_Contents">DATE</text:p>
          </table:table-cell>
          <table:table-cell table:style-name="Task.A2" office:value-type="string">
            <text:p text:style-name="Table_20_Contents"/>
          </table:table-cell>
          <table:table-cell table:style-name="Task.E2" office:value-type="string">
            <text:p text:style-name="Table_20_Contents">Date to start completing Task</text:p>
          </table:table-cell>
        </table:table-row>
        <table:table-row>
          <table:table-cell table:style-name="Task.A2" office:value-type="string">
            <text:p text:style-name="Table_20_Contents"/>
          </table:table-cell>
          <table:table-cell table:style-name="Task.A2" office:value-type="string">
            <text:p text:style-name="Table_20_Contents">end_date</text:p>
          </table:table-cell>
          <table:table-cell table:style-name="Task.A2" office:value-type="string">
            <text:p text:style-name="Table_20_Contents">DATE</text:p>
          </table:table-cell>
          <table:table-cell table:style-name="Task.A2" office:value-type="string">
            <text:p text:style-name="Table_20_Contents"/>
          </table:table-cell>
          <table:table-cell table:style-name="Task.E2" office:value-type="string">
            <text:p text:style-name="Table_20_Contents">Date to stop completing Task</text:p>
          </table:table-cell>
        </table:table-row>
        <table:table-row>
          <table:table-cell table:style-name="Task.A2" office:value-type="string">
            <text:p text:style-name="Table_20_Contents"/>
          </table:table-cell>
          <table:table-cell table:style-name="Task.A2" office:value-type="string">
            <text:p text:style-name="Table_20_Contents">days</text:p>
          </table:table-cell>
          <table:table-cell table:style-name="Task.A2" office:value-type="string">
            <text:p text:style-name="Table_20_Contents">SMALLINT</text:p>
          </table:table-cell>
          <table:table-cell table:style-name="Task.A2" office:value-type="string">
            <text:p text:style-name="Table_20_Contents"/>
          </table:table-cell>
          <table:table-cell table:style-name="Task.E2" office:value-type="string">
            <text:p text:style-name="Table_20_Contents">Days Task repeats on</text:p>
          </table:table-cell>
        </table:table-row>
        <table:table-row>
          <table:table-cell table:style-name="Task.A2" office:value-type="string">
            <text:p text:style-name="Table_20_Contents"/>
          </table:table-cell>
          <table:table-cell table:style-name="Task.A2" office:value-type="string">
            <text:p text:style-name="Table_20_Contents">weeks</text:p>
          </table:table-cell>
          <table:table-cell table:style-name="Task.A2" office:value-type="string">
            <text:p text:style-name="Table_20_Contents">TINYINT</text:p>
          </table:table-cell>
          <table:table-cell table:style-name="Task.A2" office:value-type="string">
            <text:p text:style-name="Table_20_Contents"/>
          </table:table-cell>
          <table:table-cell table:style-name="Task.E2" office:value-type="string">
            <text:p text:style-name="Table_20_Contents">Weeks Task repeats on</text:p>
          </table:table-cell>
        </table:table-row>
        <table:table-row>
          <table:table-cell table:style-name="Task.A2" office:value-type="string">
            <text:p text:style-name="Table_20_Contents"/>
          </table:table-cell>
          <table:table-cell table:style-name="Task.A2" office:value-type="string">
            <text:p text:style-name="Table_20_Contents">months</text:p>
          </table:table-cell>
          <table:table-cell table:style-name="Task.A2" office:value-type="string">
            <text:p text:style-name="Table_20_Contents">SMALLINT</text:p>
          </table:table-cell>
          <table:table-cell table:style-name="Task.A2" office:value-type="string">
            <text:p text:style-name="Table_20_Contents"/>
          </table:table-cell>
          <table:table-cell table:style-name="Task.E2" office:value-type="string">
            <text:p text:style-name="Table_20_Contents">Months Task repeats on</text:p>
          </table:table-cell>
        </table:table-row>
      </table:table>
      <text:p text:style-name="Text_20_body"><text:soft-page-break/></text:p>
      <text:h text:style-name="Heading_20_2" text:outline-level="2">Table Problem</text:h>
      <table:table table:name="Problem" table:style-name="Problem">
        <table:table-column table:style-name="Problem.A"/>
        <table:table-column table:style-name="Problem.B"/>
        <table:table-column table:style-name="Problem.C"/>
        <table:table-column table:style-name="Problem.D"/>
        <table:table-column table:style-name="Problem.E"/>
        <table:table-header-rows>
          <table:table-row>
            <table:table-cell table:style-name="Problem.A1" office:value-type="string">
              <text:p text:style-name="Table_20_Heading">PK/FK</text:p>
            </table:table-cell>
            <table:table-cell table:style-name="Problem.A1" office:value-type="string">
              <text:p text:style-name="Table_20_Heading">Name</text:p>
            </table:table-cell>
            <table:table-cell table:style-name="Problem.A1" office:value-type="string">
              <text:p text:style-name="Table_20_Heading">Type</text:p>
            </table:table-cell>
            <table:table-cell table:style-name="Problem.A1" office:value-type="string">
              <text:p text:style-name="Table_20_Heading">Size</text:p>
            </table:table-cell>
            <table:table-cell table:style-name="Problem.E1" office:value-type="string">
              <text:p text:style-name="Table_20_Heading">Description</text:p>
            </table:table-cell>
          </table:table-row>
        </table:table-header-rows>
        <table:table-row>
          <table:table-cell table:style-name="Problem.A2" office:value-type="string">
            <text:p text:style-name="Table_20_Contents">PK</text:p>
          </table:table-cell>
          <table:table-cell table:style-name="Problem.A2" office:value-type="string">
            <text:p text:style-name="Table_20_Contents">problem_id</text:p>
          </table:table-cell>
          <table:table-cell table:style-name="Problem.A2" office:value-type="string">
            <text:p text:style-name="Table_20_Contents">BIGINT</text:p>
          </table:table-cell>
          <table:table-cell table:style-name="Problem.A2" office:value-type="string">
            <text:p text:style-name="Table_20_Contents"/>
          </table:table-cell>
          <table:table-cell table:style-name="Problem.E2" office:value-type="string">
            <text:p text:style-name="Table_20_Contents">Unique id of Problem</text:p>
          </table:table-cell>
        </table:table-row>
        <table:table-row>
          <table:table-cell table:style-name="Problem.A2" office:value-type="string">
            <text:p text:style-name="Table_20_Contents"/>
          </table:table-cell>
          <table:table-cell table:style-name="Problem.A2" office:value-type="string">
            <text:p text:style-name="Table_20_Contents">title</text:p>
          </table:table-cell>
          <table:table-cell table:style-name="Problem.A2" office:value-type="string">
            <text:p text:style-name="Table_20_Contents">VARCHAR</text:p>
          </table:table-cell>
          <table:table-cell table:style-name="Problem.A2" office:value-type="string">
            <text:p text:style-name="Table_20_Contents">50</text:p>
          </table:table-cell>
          <table:table-cell table:style-name="Problem.E2" office:value-type="string">
            <text:p text:style-name="Table_20_Contents">Title of Problem</text:p>
          </table:table-cell>
        </table:table-row>
        <table:table-row>
          <table:table-cell table:style-name="Problem.A2" office:value-type="string">
            <text:p text:style-name="Table_20_Contents"/>
          </table:table-cell>
          <table:table-cell table:style-name="Problem.A2" office:value-type="string">
            <text:p text:style-name="Table_20_Contents">contact</text:p>
          </table:table-cell>
          <table:table-cell table:style-name="Problem.A2" office:value-type="string">
            <text:p text:style-name="Table_20_Contents">VARCHAR</text:p>
          </table:table-cell>
          <table:table-cell table:style-name="Problem.A2" office:value-type="string">
            <text:p text:style-name="Table_20_Contents">50</text:p>
          </table:table-cell>
          <table:table-cell table:style-name="Problem.E2" office:value-type="string">
            <text:p text:style-name="Table_20_Contents">Person/group to contact</text:p>
          </table:table-cell>
        </table:table-row>
        <table:table-row>
          <table:table-cell table:style-name="Problem.A2" office:value-type="string">
            <text:p text:style-name="Table_20_Contents"/>
          </table:table-cell>
          <table:table-cell table:style-name="Problem.A2" office:value-type="string">
            <text:p text:style-name="Table_20_Contents">priority</text:p>
          </table:table-cell>
          <table:table-cell table:style-name="Problem.A2" office:value-type="string">
            <text:p text:style-name="Table_20_Contents">TINYINT</text:p>
          </table:table-cell>
          <table:table-cell table:style-name="Problem.A2" office:value-type="string">
            <text:p text:style-name="Table_20_Contents"/>
          </table:table-cell>
          <table:table-cell table:style-name="Problem.E2" office:value-type="string">
            <text:p text:style-name="Table_20_Contents">Priority of Problem</text:p>
          </table:table-cell>
        </table:table-row>
        <table:table-row>
          <table:table-cell table:style-name="Problem.A2" office:value-type="string">
            <text:p text:style-name="Table_20_Contents"/>
          </table:table-cell>
          <table:table-cell table:style-name="Problem.A2" office:value-type="string">
            <text:p text:style-name="Table_20_Contents">documentation</text:p>
          </table:table-cell>
          <table:table-cell table:style-name="Problem.A2" office:value-type="string">
            <text:p text:style-name="Table_20_Contents">VARCHAR</text:p>
          </table:table-cell>
          <table:table-cell table:style-name="Problem.A2" office:value-type="string">
            <text:p text:style-name="Table_20_Contents">255</text:p>
          </table:table-cell>
          <table:table-cell table:style-name="Problem.E2" office:value-type="string">
            <text:p text:style-name="Table_20_Contents">Location of documentation file for Problem</text:p>
          </table:table-cell>
        </table:table-row>
      </table:table>
      <text:p text:style-name="Text_20_body"/>
      <text:h text:style-name="Heading_20_2" text:outline-level="2">Table ProblemProcedure</text:h>
      <table:table table:name="ProblemProcedure" table:style-name="ProblemProcedure">
        <table:table-column table:style-name="ProblemProcedure.A"/>
        <table:table-column table:style-name="ProblemProcedure.B"/>
        <table:table-column table:style-name="ProblemProcedure.C"/>
        <table:table-column table:style-name="ProblemProcedure.D"/>
        <table:table-column table:style-name="ProblemProcedure.E"/>
        <table:table-header-rows>
          <table:table-row>
            <table:table-cell table:style-name="ProblemProcedure.A1" office:value-type="string">
              <text:p text:style-name="Table_20_Heading">PK/FK</text:p>
            </table:table-cell>
            <table:table-cell table:style-name="ProblemProcedure.A1" office:value-type="string">
              <text:p text:style-name="Table_20_Heading">Name</text:p>
            </table:table-cell>
            <table:table-cell table:style-name="ProblemProcedure.A1" office:value-type="string">
              <text:p text:style-name="Table_20_Heading">Type</text:p>
            </table:table-cell>
            <table:table-cell table:style-name="ProblemProcedure.A1" office:value-type="string">
              <text:p text:style-name="Table_20_Heading">Size</text:p>
            </table:table-cell>
            <table:table-cell table:style-name="ProblemProcedure.E1" office:value-type="string">
              <text:p text:style-name="Table_20_Heading">Description</text:p>
            </table:table-cell>
          </table:table-row>
        </table:table-header-rows>
        <table:table-row>
          <table:table-cell table:style-name="ProblemProcedure.A2" office:value-type="string">
            <text:p text:style-name="Table_20_Contents">PK/FK</text:p>
          </table:table-cell>
          <table:table-cell table:style-name="ProblemProcedure.A2" office:value-type="string">
            <text:p text:style-name="Table_20_Contents">problem_id</text:p>
          </table:table-cell>
          <table:table-cell table:style-name="ProblemProcedure.A2" office:value-type="string">
            <text:p text:style-name="Table_20_Contents">BIGINT</text:p>
          </table:table-cell>
          <table:table-cell table:style-name="ProblemProcedure.A2" office:value-type="string">
            <text:p text:style-name="Table_20_Contents"/>
          </table:table-cell>
          <table:table-cell table:style-name="ProblemProcedure.E2" office:value-type="string">
            <text:p text:style-name="Table_20_Contents">Unique id of Problem</text:p>
          </table:table-cell>
        </table:table-row>
        <table:table-row>
          <table:table-cell table:style-name="ProblemProcedure.A2" office:value-type="string">
            <text:p text:style-name="Table_20_Contents">PK</text:p>
          </table:table-cell>
          <table:table-cell table:style-name="ProblemProcedure.A2" office:value-type="string">
            <text:p text:style-name="Table_20_Contents">order_num</text:p>
          </table:table-cell>
          <table:table-cell table:style-name="ProblemProcedure.A2" office:value-type="string">
            <text:p text:style-name="Table_20_Contents">INT</text:p>
          </table:table-cell>
          <table:table-cell table:style-name="ProblemProcedure.A2" office:value-type="string">
            <text:p text:style-name="Table_20_Contents"/>
          </table:table-cell>
          <table:table-cell table:style-name="ProblemProcedure.E2" office:value-type="string">
            <text:p text:style-name="Table_20_Contents">Order number of procedure</text:p>
          </table:table-cell>
        </table:table-row>
        <table:table-row>
          <table:table-cell table:style-name="ProblemProcedure.A2" office:value-type="string">
            <text:p text:style-name="Table_20_Contents"/>
          </table:table-cell>
          <table:table-cell table:style-name="ProblemProcedure.A2" office:value-type="string">
            <text:p text:style-name="Table_20_Contents">procedure</text:p>
          </table:table-cell>
          <table:table-cell table:style-name="ProblemProcedure.A2" office:value-type="string">
            <text:p text:style-name="Table_20_Contents">VARCHAR</text:p>
          </table:table-cell>
          <table:table-cell table:style-name="ProblemProcedure.A2" office:value-type="string">
            <text:p text:style-name="Table_20_Contents">150</text:p>
          </table:table-cell>
          <table:table-cell table:style-name="ProblemProcedure.E2" office:value-type="string">
            <text:p text:style-name="Table_20_Contents">Procedure value</text:p>
          </table:table-cell>
        </table:table-row>
      </table:table>
      <text:p text:style-name="Text_20_body"/>
      <text:h text:style-name="Heading_20_2" text:outline-level="2">Table CompleteInfo</text:h>
      <table:table table:name="CompleteInfo" table:style-name="CompleteInfo">
        <table:table-column table:style-name="CompleteInfo.A"/>
        <table:table-column table:style-name="CompleteInfo.B"/>
        <table:table-column table:style-name="CompleteInfo.C"/>
        <table:table-column table:style-name="CompleteInfo.D"/>
        <table:table-column table:style-name="CompleteInfo.E"/>
        <table:table-header-rows>
          <table:table-row>
            <table:table-cell table:style-name="CompleteInfo.A1" office:value-type="string">
              <text:p text:style-name="Table_20_Heading">PK/FK</text:p>
            </table:table-cell>
            <table:table-cell table:style-name="CompleteInfo.A1" office:value-type="string">
              <text:p text:style-name="Table_20_Heading">Name</text:p>
            </table:table-cell>
            <table:table-cell table:style-name="CompleteInfo.A1" office:value-type="string">
              <text:p text:style-name="Table_20_Heading">Type</text:p>
            </table:table-cell>
            <table:table-cell table:style-name="CompleteInfo.A1" office:value-type="string">
              <text:p text:style-name="Table_20_Heading">Size</text:p>
            </table:table-cell>
            <table:table-cell table:style-name="CompleteInfo.E1" office:value-type="string">
              <text:p text:style-name="Table_20_Heading">Description</text:p>
            </table:table-cell>
          </table:table-row>
        </table:table-header-rows>
        <table:table-row>
          <table:table-cell table:style-name="CompleteInfo.A2" office:value-type="string">
            <text:p text:style-name="Table_20_Contents">PK/FK</text:p>
          </table:table-cell>
          <table:table-cell table:style-name="CompleteInfo.A2" office:value-type="string">
            <text:p text:style-name="Table_20_Contents">task_id</text:p>
          </table:table-cell>
          <table:table-cell table:style-name="CompleteInfo.A2" office:value-type="string">
            <text:p text:style-name="Table_20_Contents">BIGINT</text:p>
          </table:table-cell>
          <table:table-cell table:style-name="CompleteInfo.A2" office:value-type="string">
            <text:p text:style-name="Table_20_Contents"/>
          </table:table-cell>
          <table:table-cell table:style-name="CompleteInfo.E2" office:value-type="string">
            <text:p text:style-name="Table_20_Contents">Unique id of Task</text:p>
          </table:table-cell>
        </table:table-row>
        <table:table-row>
          <table:table-cell table:style-name="CompleteInfo.A2" office:value-type="string">
            <text:p text:style-name="Table_20_Contents">PK</text:p>
          </table:table-cell>
          <table:table-cell table:style-name="CompleteInfo.A2" office:value-type="string">
            <text:p text:style-name="Table_20_Contents">scheduled_date</text:p>
          </table:table-cell>
          <table:table-cell table:style-name="CompleteInfo.A2" office:value-type="string">
            <text:p text:style-name="Table_20_Contents">DATE</text:p>
          </table:table-cell>
          <table:table-cell table:style-name="CompleteInfo.A2" office:value-type="string">
            <text:p text:style-name="Table_20_Contents"/>
          </table:table-cell>
          <table:table-cell table:style-name="CompleteInfo.E2" office:value-type="string">
            <text:p text:style-name="Table_20_Contents">Date Task was scheduled for completion</text:p>
          </table:table-cell>
        </table:table-row>
        <table:table-row>
          <table:table-cell table:style-name="CompleteInfo.A2" office:value-type="string">
            <text:p text:style-name="Table_20_Contents"/>
          </table:table-cell>
          <table:table-cell table:style-name="CompleteInfo.A2" office:value-type="string">
            <text:p text:style-name="Table_20_Contents">complete_time</text:p>
          </table:table-cell>
          <table:table-cell table:style-name="CompleteInfo.A2" office:value-type="string">
            <text:p text:style-name="Table_20_Contents">TIMESTAMP</text:p>
          </table:table-cell>
          <table:table-cell table:style-name="CompleteInfo.A2" office:value-type="string">
            <text:p text:style-name="Table_20_Contents"/>
          </table:table-cell>
          <table:table-cell table:style-name="CompleteInfo.E2" office:value-type="string">
            <text:p text:style-name="Table_20_Contents">Timestamp Task was completed</text:p>
          </table:table-cell>
        </table:table-row>
        <table:table-row>
          <table:table-cell table:style-name="CompleteInfo.A2" office:value-type="string">
            <text:p text:style-name="Table_20_Contents"/>
          </table:table-cell>
          <table:table-cell table:style-name="CompleteInfo.A2" office:value-type="string">
            <text:p text:style-name="Table_20_Contents">info</text:p>
          </table:table-cell>
          <table:table-cell table:style-name="CompleteInfo.A2" office:value-type="string">
            <text:p text:style-name="Table_20_Contents">VARCHAR</text:p>
          </table:table-cell>
          <table:table-cell table:style-name="CompleteInfo.A2" office:value-type="string">
            <text:p text:style-name="Table_20_Contents">15</text:p>
          </table:table-cell>
          <table:table-cell table:style-name="CompleteInfo.E2" office:value-type="string">
            <text:p text:style-name="Table_20_Contents">Completion information</text:p>
          </table:table-cell>
        </table:table-row>
        <table:table-row>
          <table:table-cell table:style-name="CompleteInfo.A2" office:value-type="string">
            <text:p text:style-name="Table_20_Contents"/>
          </table:table-cell>
          <table:table-cell table:style-name="CompleteInfo.A2" office:value-type="string">
            <text:p text:style-name="Table_20_Contents">user</text:p>
          </table:table-cell>
          <table:table-cell table:style-name="CompleteInfo.A2" office:value-type="string">
            <text:p text:style-name="Table_20_Contents">VARCHAR</text:p>
          </table:table-cell>
          <table:table-cell table:style-name="CompleteInfo.A2" office:value-type="string">
            <text:p text:style-name="Table_20_Contents">30</text:p>
          </table:table-cell>
          <table:table-cell table:style-name="CompleteInfo.E2" office:value-type="string">
            <text:p text:style-name="Table_20_Contents">User who completed Task</text:p>
          </table:table-cell>
        </table:table-row>
      </table:table>
      <text:p text:style-name="Text_20_body"/>
      <text:h text:style-name="Heading_20_2" text:outline-level="2">Table TaskGroup</text:h>
      <table:table table:name="TaskGroup" table:style-name="TaskGroup">
        <table:table-column table:style-name="TaskGroup.A"/>
        <table:table-column table:style-name="TaskGroup.B"/>
        <table:table-column table:style-name="TaskGroup.C"/>
        <table:table-column table:style-name="TaskGroup.D"/>
        <table:table-column table:style-name="TaskGroup.E"/>
        <table:table-header-rows>
          <table:table-row>
            <table:table-cell table:style-name="TaskGroup.A1" office:value-type="string">
              <text:p text:style-name="Table_20_Heading">PK/FK</text:p>
            </table:table-cell>
            <table:table-cell table:style-name="TaskGroup.A1" office:value-type="string">
              <text:p text:style-name="Table_20_Heading">Name</text:p>
            </table:table-cell>
            <table:table-cell table:style-name="TaskGroup.A1" office:value-type="string">
              <text:p text:style-name="Table_20_Heading">Type</text:p>
            </table:table-cell>
            <table:table-cell table:style-name="TaskGroup.A1" office:value-type="string">
              <text:p text:style-name="Table_20_Heading">Size</text:p>
            </table:table-cell>
            <table:table-cell table:style-name="TaskGroup.E1" office:value-type="string">
              <text:p text:style-name="Table_20_Heading">Description</text:p>
            </table:table-cell>
          </table:table-row>
        </table:table-header-rows>
        <table:table-row>
          <table:table-cell table:style-name="TaskGroup.A2" office:value-type="string">
            <text:p text:style-name="Table_20_Contents">PK</text:p>
          </table:table-cell>
          <table:table-cell table:style-name="TaskGroup.A2" office:value-type="string">
            <text:p text:style-name="Table_20_Contents">name</text:p>
          </table:table-cell>
          <table:table-cell table:style-name="TaskGroup.A2" office:value-type="string">
            <text:p text:style-name="Table_20_Contents">VARCHAR</text:p>
          </table:table-cell>
          <table:table-cell table:style-name="TaskGroup.A2" office:value-type="string">
            <text:p text:style-name="Table_20_Contents">25</text:p>
          </table:table-cell>
          <table:table-cell table:style-name="TaskGroup.E2" office:value-type="string">
            <text:p text:style-name="Table_20_Contents">Unique name of Group</text:p>
          </table:table-cell>
        </table:table-row>
        <table:table-row>
          <table:table-cell table:style-name="TaskGroup.A2" office:value-type="string">
            <text:p text:style-name="Table_20_Contents"/>
          </table:table-cell>
          <table:table-cell table:style-name="TaskGroup.A2" office:value-type="string">
            <text:p text:style-name="Table_20_Contents">display_name</text:p>
          </table:table-cell>
          <table:table-cell table:style-name="TaskGroup.A2" office:value-type="string">
            <text:p text:style-name="Table_20_Contents">VARCHAR</text:p>
          </table:table-cell>
          <table:table-cell table:style-name="TaskGroup.A2" office:value-type="string">
            <text:p text:style-name="Table_20_Contents">25</text:p>
          </table:table-cell>
          <table:table-cell table:style-name="TaskGroup.E2" office:value-type="string">
            <text:p text:style-name="Table_20_Contents">Displayable name of Group</text:p>
          </table:table-cell>
        </table:table-row>
      </table:table>
      <text:p text:style-name="Text_20_body"/>
      <text:h text:style-name="Heading_20_2" text:outline-level="2">Table Task_TaskGroup</text:h>
      <table:table table:name="Task_TaskGroup" table:style-name="Task_5f_TaskGroup">
        <table:table-column table:style-name="Task_5f_TaskGroup.A"/>
        <table:table-column table:style-name="Task_5f_TaskGroup.B"/>
        <table:table-column table:style-name="Task_5f_TaskGroup.C"/>
        <table:table-column table:style-name="Task_5f_TaskGroup.D"/>
        <table:table-column table:style-name="Task_5f_TaskGroup.E"/>
        <table:table-header-rows>
          <table:table-row>
            <table:table-cell table:style-name="Task_5f_TaskGroup.A1" office:value-type="string">
              <text:p text:style-name="Table_20_Heading">PK/FK</text:p>
            </table:table-cell>
            <table:table-cell table:style-name="Task_5f_TaskGroup.A1" office:value-type="string">
              <text:p text:style-name="Table_20_Heading">Name</text:p>
            </table:table-cell>
            <table:table-cell table:style-name="Task_5f_TaskGroup.A1" office:value-type="string">
              <text:p text:style-name="Table_20_Heading">Type</text:p>
            </table:table-cell>
            <table:table-cell table:style-name="Task_5f_TaskGroup.A1" office:value-type="string">
              <text:p text:style-name="Table_20_Heading">Size</text:p>
            </table:table-cell>
            <table:table-cell table:style-name="Task_5f_TaskGroup.E1" office:value-type="string">
              <text:p text:style-name="Table_20_Heading">Description</text:p>
            </table:table-cell>
          </table:table-row>
        </table:table-header-rows>
        <table:table-row>
          <table:table-cell table:style-name="Task_5f_TaskGroup.A2" office:value-type="string">
            <text:p text:style-name="Table_20_Contents">PK/FK</text:p>
          </table:table-cell>
          <table:table-cell table:style-name="Task_5f_TaskGroup.A2" office:value-type="string">
            <text:p text:style-name="Table_20_Contents">task</text:p>
          </table:table-cell>
          <table:table-cell table:style-name="Task_5f_TaskGroup.A2" office:value-type="string">
            <text:p text:style-name="Table_20_Contents">BIGINT</text:p>
          </table:table-cell>
          <table:table-cell table:style-name="Task_5f_TaskGroup.A2" office:value-type="string">
            <text:p text:style-name="Table_20_Contents"/>
          </table:table-cell>
          <table:table-cell table:style-name="Task_5f_TaskGroup.E2" office:value-type="string">
            <text:p text:style-name="Table_20_Contents">Unique id of Task</text:p>
          </table:table-cell>
        </table:table-row>
        <text:soft-page-break/>
        <table:table-row>
          <table:table-cell table:style-name="Task_5f_TaskGroup.A2" office:value-type="string">
            <text:p text:style-name="Table_20_Contents">PK/FK</text:p>
          </table:table-cell>
          <table:table-cell table:style-name="Task_5f_TaskGroup.A2" office:value-type="string">
            <text:p text:style-name="Table_20_Contents">group</text:p>
          </table:table-cell>
          <table:table-cell table:style-name="Task_5f_TaskGroup.A2" office:value-type="string">
            <text:p text:style-name="Table_20_Contents">VARCHAR</text:p>
          </table:table-cell>
          <table:table-cell table:style-name="Task_5f_TaskGroup.A2" office:value-type="string">
            <text:p text:style-name="Table_20_Contents">25</text:p>
          </table:table-cell>
          <table:table-cell table:style-name="Task_5f_TaskGroup.E2" office:value-type="string">
            <text:p text:style-name="Table_20_Contents">Unique name of Group</text:p>
          </table:table-cell>
        </table:table-row>
        <table:table-row>
          <table:table-cell table:style-name="Task_5f_TaskGroup.A2" office:value-type="string">
            <text:p text:style-name="Table_20_Contents">PK</text:p>
          </table:table-cell>
          <table:table-cell table:style-name="Task_5f_TaskGroup.A2" office:value-type="string">
            <text:p text:style-name="Table_20_Contents">order_num</text:p>
          </table:table-cell>
          <table:table-cell table:style-name="Task_5f_TaskGroup.A2" office:value-type="string">
            <text:p text:style-name="Table_20_Contents">INT</text:p>
          </table:table-cell>
          <table:table-cell table:style-name="Task_5f_TaskGroup.A2" office:value-type="string">
            <text:p text:style-name="Table_20_Contents"/>
          </table:table-cell>
          <table:table-cell table:style-name="Task_5f_TaskGroup.E2" office:value-type="string">
            <text:p text:style-name="Table_20_Contents">Order of Task in list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Buhrman</meta:initial-creator>
    <meta:creation-date>2011-09-09T05:15:14</meta:creation-date>
    <dc:date>2011-09-09T07:26:51</dc:date>
    <dc:creator>Daniel Buhrman</dc:creator>
    <meta:editing-duration>PT1H55M55S</meta:editing-duration>
    <meta:editing-cycles>2</meta:editing-cycles>
    <meta:generator>LibreOffice/3.3$Unix LibreOffice_project/330m19$Build-301</meta:generator>
    <meta:document-statistic meta:table-count="6" meta:image-count="0" meta:object-count="0" meta:page-count="3" meta:paragraph-count="166" meta:word-count="347" meta:character-count="2045"/>
  </office:meta>
</office:document-meta>
</file>